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ce5" style:family="table-cell" style:parent-style-name="Default" style:data-style-name="N131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2-05_RANDOM'.C4:'12-05_RANDOM'.C12 '12-05_RANDOM'.D3:'12-05_RANDOM'.D3 '12-05_RANDOM'.D4:'12-05_RANDOM'.D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242424242424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75609756097561" calcext:value-type="float">
            <text:p>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25" calcext:value-type="float">
            <text:p>1.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1111111111111" calcext:value-type="float">
            <text:p>1.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5.08" calcext:value-type="float">
            <text:p>5.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0511811023622" calcext:value-type="float">
            <text:p>2.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2-05_CIRCLE'.C4:'12-05_CIRCLE'.C12 '12-05_CIRCLE'.D3:'12-05_CIRCLE'.D3 '12-05_CIRCLE'.D4:'12-05_CIRCLE'.D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96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26530612244898" calcext:value-type="float">
            <text:p>4.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5215311004785" calcext:value-type="float">
            <text:p>11.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.5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80357142857143" calcext:value-type="float">
            <text:p>5.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7-05_RANDOM'.C4:'17-05_RANDOM'.C12 '17-05_RANDOM'.D3:'17-05_RANDOM'.D3 '17-05_RANDOM'.D4:'17-05_RANDOM'.D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52631578947368" calcext:value-type="float">
            <text:p>1.53</text:p>
          </table:table-cell>
          <table:table-cell/>
          <table:table-cell table:formula="of:=[.H7]/[.G7]" office:value-type="float" office:value="0.586579784693868" calcext:value-type="float">
            <text:p>0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20689655172414" calcext:value-type="float">
            <text:p>2.21</text:p>
          </table:table-cell>
          <table:table-cell table:style-name="ce2"/>
          <table:table-cell table:formula="of:=[.H8]/[.G8]" office:value-type="float" office:value="0.675995127351911" calcext:value-type="float">
            <text:p>0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984375" calcext:value-type="float">
            <text:p>1.98</text:p>
          </table:table-cell>
          <table:table-cell table:style-name="ce2"/>
          <table:table-cell table:formula="of:=[.H9]/[.G9]" office:value-type="float" office:value="0.842848400588572" calcext:value-type="float">
            <text:p>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47244094488189" calcext:value-type="float">
            <text:p>1.47</text:p>
          </table:table-cell>
          <table:table-cell table:style-name="ce2"/>
          <table:table-cell table:formula="of:=[.H10]/[.G10]" office:value-type="float" office:value="0.639905150152988" calcext:value-type="float">
            <text:p>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.53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02673796791444" calcext:value-type="float">
            <text:p>4.03</text:p>
          </table:table-cell>
          <table:table-cell table:style-name="ce2"/>
          <table:table-cell table:formula="of:=[.H11]/[.G11]" office:value-type="float" office:value="1.37321197849023" calcext:value-type="float">
            <text:p>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3.03718459495352" calcext:value-type="float">
            <text:p>3.04</text:p>
          </table:table-cell>
          <table:table-cell table:style-name="ce2"/>
          <table:table-cell table:formula="of:=[.H12]/[.G12]" office:value-type="float" office:value="1.3662116865685" calcext:value-type="float">
            <text:p>1.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.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7-05_CIRCLE'.C4:'17-05_CIRCLE'.C12 '17-05_CIRCLE'.D3:'17-05_CIRCLE'.D3 '17-05_CIRCLE'.D4:'17-05_CIRCLE'.D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/>
          <table:table-cell table:formula="of:=[.H7]/[.G7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83333333333333" calcext:value-type="float">
            <text:p>5.83</text:p>
          </table:table-cell>
          <table:table-cell table:style-name="ce2"/>
          <table:table-cell table:formula="of:=[.H8]/[.G8]" office:value-type="float" office:value="0.933333333333333" calcext:value-type="float">
            <text:p>0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.27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67142857142857" calcext:value-type="float">
            <text:p>4.67</text:p>
          </table:table-cell>
          <table:table-cell table:style-name="ce2"/>
          <table:table-cell table:formula="of:=[.H9]/[.G9]" office:value-type="float" office:value="1.16785714285714" calcext:value-type="float">
            <text:p>1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.23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5.26911314984709" calcext:value-type="float">
            <text:p>5.27</text:p>
          </table:table-cell>
          <table:table-cell table:style-name="ce2"/>
          <table:table-cell table:formula="of:=[.H10]/[.G10]" office:value-type="float" office:value="1.31727828746177" calcext:value-type="float">
            <text:p>1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.39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165989553105" calcext:value-type="float">
            <text:p>11.17</text:p>
          </table:table-cell>
          <table:table-cell table:style-name="ce2"/>
          <table:table-cell table:formula="of:=[.H11]/[.G11]" office:value-type="float" office:value="1.78655832849681" calcext:value-type="float">
            <text:p>1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.7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7.10385155153594" calcext:value-type="float">
            <text:p>7.10</text:p>
          </table:table-cell>
          <table:table-cell table:style-name="ce2"/>
          <table:table-cell table:formula="of:=[.H12]/[.G12]" office:value-type="float" office:value="1.77596288788399" calcext:value-type="float">
            <text:p>1.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.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6.2988in" svg:height="3.5429in" svg:x="0.5882in" svg:y="2.3819in">
            <draw:object draw:notify-on-update-of-ranges="'19-05_RANDOM'.C4:'19-05_RANDOM'.C13 '19-05_RANDOM'.D3:'19-05_RANDOM'.D3 '19-05_RANDOM'.D4:'19-05_RANDOM'.D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/>
          <table:table-cell table:formula="of:=[.H7]/[.G7]" office:value-type="float" office:value="0.499604161446157" calcext:value-type="float">
            <text:p>0.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23076923076923" calcext:value-type="float">
            <text:p>1.23</text:p>
          </table:table-cell>
          <table:table-cell table:style-name="ce2"/>
          <table:table-cell table:formula="of:=[.H8]/[.G8]" office:value-type="float" office:value="0.376997282561643" calcext:value-type="float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875" calcext:value-type="float">
            <text:p>1.88</text:p>
          </table:table-cell>
          <table:table-cell table:style-name="ce2"/>
          <table:table-cell table:formula="of:=[.H9]/[.G9]" office:value-type="float" office:value="0.79639218953250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5" calcext:value-type="float">
            <text:p>1.50</text:p>
          </table:table-cell>
          <table:table-cell table:style-name="ce2"/>
          <table:table-cell table:formula="of:=[.H10]/[.G10]" office:value-type="float" office:value="0.651881984514141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2.33333333333333" calcext:value-type="float">
            <text:p>2.33</text:p>
          </table:table-cell>
          <table:table-cell table:style-name="ce2"/>
          <table:table-cell table:formula="of:=[.H11]/[.G11]" office:value-type="float" office:value="0.795721327952066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.3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5047619047619" calcext:value-type="float">
            <text:p>2.50</text:p>
          </table:table-cell>
          <table:table-cell table:style-name="ce2"/>
          <table:table-cell table:formula="of:=[.H12]/[.G12]" office:value-type="float" office:value="1.12671287482599" calcext:value-type="float">
            <text:p>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C13]*LOG([.C13])" office:value-type="float" office:value="6602.05999132796" calcext:value-type="float">
            <text:p>6602.1</text:p>
          </table:table-cell>
          <table:table-cell table:style-name="ce1" table:formula="of:=[.F13]/[.F12]" office:value-type="float" office:value="2.20068666377599" calcext:value-type="float">
            <text:p>2.20</text:p>
          </table:table-cell>
          <table:table-cell table:style-name="ce1" table:formula="of:=[.D13]/[.D12]" office:value-type="float" office:value="2.60456273764259" calcext:value-type="float">
            <text:p>2.60</text:p>
          </table:table-cell>
          <table:table-cell table:style-name="ce2"/>
          <table:table-cell table:formula="of:=[.H13]/[.G13]" office:value-type="float" office:value="1.18352275247291" calcext:value-type="float">
            <text:p>1.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.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6.2988in" svg:height="3.5429in" svg:x="0.6433in" svg:y="2.3713in">
            <draw:object draw:notify-on-update-of-ranges="'19-05_CIRCLE'.C4:'19-05_CIRCLE'.C12 '19-05_CIRCLE'.D3:'19-05_CIRCLE'.D3 '19-05_CIRCLE'.D4:'19-05_CIRCLE'.D1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'19-05_CIRCLE'.M8:'19-05_CIRCLE'.M1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5" calcext:value-type="float">
            <text:p>1.50</text:p>
          </table:table-cell>
          <table:table-cell/>
          <table:table-cell table:formula="of:=[.H7]/[.G7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3.33333333333333" calcext:value-type="float">
            <text:p>3.33</text:p>
          </table:table-cell>
          <table:table-cell table:style-name="ce2"/>
          <table:table-cell table:formula="of:=[.H8]/[.G8]" office:value-type="float" office:value="0.533333333333333" calcext:value-type="float">
            <text:p>0.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.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8" calcext:value-type="float">
            <text:p>2.80</text:p>
          </table:table-cell>
          <table:table-cell table:style-name="ce2"/>
          <table:table-cell table:formula="of:=[.H9]/[.G9]" office:value-type="float" office:value="0.7" calcext:value-type="float">
            <text:p>0.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.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7142857142857" calcext:value-type="float">
            <text:p>2.57</text:p>
          </table:table-cell>
          <table:table-cell table:style-name="ce2"/>
          <table:table-cell table:formula="of:=[.H10]/[.G10]" office:value-type="float" office:value="0.642857142857143" calcext:value-type="float">
            <text:p>0.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.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69444444444444" calcext:value-type="float">
            <text:p>9.69</text:p>
          </table:table-cell>
          <table:table-cell table:style-name="ce2"/>
          <table:table-cell table:formula="of:=[.H11]/[.G11]" office:value-type="float" office:value="1.55111111111111" calcext:value-type="float">
            <text:p>1.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.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.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5358166189112" calcext:value-type="float">
            <text:p>8.25</text:p>
          </table:table-cell>
          <table:table-cell table:style-name="ce2"/>
          <table:table-cell table:formula="of:=[.H12]/[.G12]" office:value-type="float" office:value="2.06339541547278" calcext:value-type="float">
            <text:p>2.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.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.1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5.82728692935254" calcext:value-type="float">
            <text:p>5.83</text:p>
          </table:table-cell>
          <table:table-cell table:style-name="ce2"/>
          <table:table-cell table:formula="of:=[.H13]/[.G13]" office:value-type="float" office:value="1.45682173233814" calcext:value-type="float">
            <text:p>1.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.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.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6.2988in" svg:height="3.5429in" svg:x="0.6433in" svg:y="2.3713in">
            <draw:object draw:notify-on-update-of-ranges="28_08_16_CIRCLE_2.C4:28_08_16_CIRCLE_2.C12 28_08_16_CIRCLE_2.D3:28_08_16_CIRCLE_2.D3 28_08_16_CIRCLE_2.D4:28_08_16_CIRCLE_2.D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28_08_16_CIRCLE_2.M8:28_08_16_CIRCLE_2.M13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2222222222222" calcext:value-type="float">
            <text:p>1.72</text:p>
          </table:table-cell>
          <table:table-cell/>
          <table:table-cell table:formula="of:=[.H7]/[.G7]" office:value-type="float" office:value="0.430555555555556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2.03225806451613" calcext:value-type="float">
            <text:p>2.03</text:p>
          </table:table-cell>
          <table:table-cell table:style-name="ce2"/>
          <table:table-cell table:formula="of:=[.H8]/[.G8]" office:value-type="float" office:value="0.325161290322581" calcext:value-type="float">
            <text:p>0.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.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58730158730159" calcext:value-type="float">
            <text:p>1.59</text:p>
          </table:table-cell>
          <table:table-cell table:style-name="ce2"/>
          <table:table-cell table:formula="of:=[.H9]/[.G9]" office:value-type="float" office:value="0.396825396825397" calcext:value-type="float">
            <text:p>0.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.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1.21" calcext:value-type="float">
            <text:p>1.21</text:p>
          </table:table-cell>
          <table:table-cell table:style-name="ce2"/>
          <table:table-cell table:formula="of:=[.H10]/[.G10]" office:value-type="float" office:value="0.3025" calcext:value-type="float">
            <text:p>0.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.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3.52066115702479" calcext:value-type="float">
            <text:p>3.52</text:p>
          </table:table-cell>
          <table:table-cell table:style-name="ce2"/>
          <table:table-cell table:formula="of:=[.H11]/[.G11]" office:value-type="float" office:value="0.563305785123967" calcext:value-type="float">
            <text:p>0.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.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.49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1.05399061032864" calcext:value-type="float">
            <text:p>1.05</text:p>
          </table:table-cell>
          <table:table-cell table:style-name="ce2"/>
          <table:table-cell table:formula="of:=[.H12]/[.G12]" office:value-type="float" office:value="0.26349765258216" calcext:value-type="float">
            <text:p>0.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.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.63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2.81291759465479" calcext:value-type="float">
            <text:p>2.81</text:p>
          </table:table-cell>
          <table:table-cell table:style-name="ce2"/>
          <table:table-cell table:formula="of:=[.H13]/[.G13]" office:value-type="float" office:value="0.703229398663697" calcext:value-type="float">
            <text:p>0.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.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.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02-09_RANDOM" table:style-name="ta1">
        <table:shapes>
          <draw:frame draw:z-index="0" draw:style-name="gr1" draw:text-style-name="P1" svg:width="6.2988in" svg:height="3.5429in" svg:x="0.4783in" svg:y="3.448in">
            <draw:object draw:notify-on-update-of-ranges="'02-09_RANDOM'.C4:'02-09_RANDOM'.C13 '02-09_RANDOM'.D3:'02-09_RANDOM'.D3 '02-09_RANDOM'.D4:'02-09_RANDOM'.D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table:style-name="Default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C4]" office:value-type="float" office:value="3" calcext:value-type="float">
            <text:p>3.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C5]" office:value-type="float" office:value="5" calcext:value-type="float">
            <text:p>5.0</text:p>
          </table:table-cell>
          <table:table-cell table:formula="of:=[.F5]/[.F4]" office:value-type="float" office:value="1.66666666666667" calcext:value-type="float">
            <text:p>1.67</text:p>
          </table:table-cell>
          <table:table-cell table:formula="of:=[.D5]/[.D4]" office:value-type="float" office:value="1.80952380952381" calcext:value-type="float">
            <text:p>1.81</text:p>
          </table:table-cell>
          <table:table-cell/>
          <table:table-cell table:formula="of:=[.H5]/[.G5]" office:value-type="float" office:value="1.08571428571429" calcext:value-type="float">
            <text:p>1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[.C6]" office:value-type="float" office:value="10" calcext:value-type="float">
            <text:p>10.0</text:p>
          </table:table-cell>
          <table:table-cell table:formula="of:=[.F6]/[.F5]" office:value-type="float" office:value="2" calcext:value-type="float">
            <text:p>2.00</text:p>
          </table:table-cell>
          <table:table-cell table:formula="of:=[.D6]/[.D5]" office:value-type="float" office:value="1.60526315789474" calcext:value-type="float">
            <text:p>1.61</text:p>
          </table:table-cell>
          <table:table-cell/>
          <table:table-cell table:formula="of:=[.H6]/[.G6]" office:value-type="float" office:value="0.80263157894736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]" office:value-type="float" office:value="20" calcext:value-type="float">
            <text:p>20.0</text:p>
          </table:table-cell>
          <table:table-cell table:formula="of:=[.F7]/[.F6]" office:value-type="float" office:value="2" calcext:value-type="float">
            <text:p>2.00</text:p>
          </table:table-cell>
          <table:table-cell table:formula="of:=[.D7]/[.D6]" office:value-type="float" office:value="1.72131147540984" calcext:value-type="float">
            <text:p>1.72</text:p>
          </table:table-cell>
          <table:table-cell/>
          <table:table-cell table:formula="of:=[.H7]/[.G7]" office:value-type="float" office:value="0.860655737704918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]" office:value-type="float" office:value="50" calcext:value-type="float">
            <text:p>50.0</text:p>
          </table:table-cell>
          <table:table-cell table:formula="of:=[.F8]/[.F7]" office:value-type="float" office:value="2.5" calcext:value-type="float">
            <text:p>2.50</text:p>
          </table:table-cell>
          <table:table-cell table:formula="of:=[.D8]/[.D7]" office:value-type="float" office:value="2.14285714285714" calcext:value-type="float">
            <text:p>2.14</text:p>
          </table:table-cell>
          <table:table-cell table:style-name="ce2"/>
          <table:table-cell table:formula="of:=[.H8]/[.G8]" office:value-type="float" office:value="0.857142857142857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9]" office:value-type="float" office:value="100" calcext:value-type="float">
            <text:p>100.0</text:p>
          </table:table-cell>
          <table:table-cell table:formula="of:=[.F9]/[.F8]" office:value-type="float" office:value="2" calcext:value-type="float">
            <text:p>2.00</text:p>
          </table:table-cell>
          <table:table-cell table:formula="of:=[.D9]/[.D8]" office:value-type="float" office:value="2.09333333333333" calcext:value-type="float">
            <text:p>2.09</text:p>
          </table:table-cell>
          <table:table-cell table:style-name="ce2"/>
          <table:table-cell table:formula="of:=[.H9]/[.G9]" office:value-type="float" office:value="1.04666666666667" calcext:value-type="float">
            <text:p>1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.934</text:p>
          </table:table-cell>
          <table:table-cell/>
          <table:table-cell table:formula="of:=[.C10]" office:value-type="float" office:value="200" calcext:value-type="float">
            <text:p>200.0</text:p>
          </table:table-cell>
          <table:table-cell table:formula="of:=[.F10]/[.F9]" office:value-type="float" office:value="2" calcext:value-type="float">
            <text:p>2.00</text:p>
          </table:table-cell>
          <table:table-cell table:formula="of:=[.D10]/[.D9]" office:value-type="float" office:value="1.98301486199575" calcext:value-type="float">
            <text:p>1.98</text:p>
          </table:table-cell>
          <table:table-cell table:style-name="ce2"/>
          <table:table-cell table:formula="of:=[.H10]/[.G10]" office:value-type="float" office:value="0.991507430997877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[.C11]" office:value-type="float" office:value="500" calcext:value-type="float">
            <text:p>500.0</text:p>
          </table:table-cell>
          <table:table-cell table:formula="of:=[.F11]/[.F10]" office:value-type="float" office:value="2.5" calcext:value-type="float">
            <text:p>2.50</text:p>
          </table:table-cell>
          <table:table-cell table:formula="of:=[.D11]/[.D10]" office:value-type="float" office:value="2.58029978586724" calcext:value-type="float">
            <text:p>2.58</text:p>
          </table:table-cell>
          <table:table-cell table:style-name="ce2"/>
          <table:table-cell table:formula="of:=[.H11]/[.G11]" office:value-type="float" office:value="1.0321199143469" calcext:value-type="float">
            <text:p>1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.301" calcext:value-type="float">
            <text:p>5.301</text:p>
          </table:table-cell>
          <table:table-cell/>
          <table:table-cell table:formula="of:=[.C12]" office:value-type="float" office:value="1000" calcext:value-type="float">
            <text:p>1000.0</text:p>
          </table:table-cell>
          <table:table-cell table:formula="of:=[.F12]/[.F11]" office:value-type="float" office:value="2" calcext:value-type="float">
            <text:p>2.00</text:p>
          </table:table-cell>
          <table:table-cell table:formula="of:=[.D12]/[.D11]" office:value-type="float" office:value="2.19958506224066" calcext:value-type="float">
            <text:p>2.20</text:p>
          </table:table-cell>
          <table:table-cell table:style-name="ce2"/>
          <table:table-cell table:formula="of:=[.H12]/[.G12]" office:value-type="float" office:value="1.09979253112033" calcext:value-type="float">
            <text:p>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.46" calcext:value-type="float">
            <text:p>11.46</text:p>
          </table:table-cell>
          <table:table-cell/>
          <table:table-cell table:formula="of:=[.C13]" office:value-type="float" office:value="2000" calcext:value-type="float">
            <text:p>2000.0</text:p>
          </table:table-cell>
          <table:table-cell table:formula="of:=[.F13]/[.F12]" office:value-type="float" office:value="2" calcext:value-type="float">
            <text:p>2.00</text:p>
          </table:table-cell>
          <table:table-cell table:formula="of:=[.D13]/[.D12]" office:value-type="float" office:value="2.16185625353707" calcext:value-type="float">
            <text:p>2.16</text:p>
          </table:table-cell>
          <table:table-cell table:style-name="ce2"/>
          <table:table-cell table:formula="of:=[.H13]/[.G13]" office:value-type="float" office:value="1.08092812676853" calcext:value-type="float">
            <text:p>1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6.777" calcext:value-type="float">
            <text:p>36.777</text:p>
          </table:table-cell>
          <table:table-cell/>
          <table:table-cell table:formula="of:=[.C14]" office:value-type="float" office:value="5000" calcext:value-type="float">
            <text:p>5000.0</text:p>
          </table:table-cell>
          <table:table-cell table:formula="of:=[.F14]/[.F13]" office:value-type="float" office:value="2.5" calcext:value-type="float">
            <text:p>2.50</text:p>
          </table:table-cell>
          <table:table-cell table:formula="of:=[.D14]/[.D13]" office:value-type="float" office:value="3.20916230366492" calcext:value-type="float">
            <text:p>3.21</text:p>
          </table:table-cell>
          <table:table-cell/>
          <table:table-cell table:formula="of:=[.H14]/[.G14]" office:value-type="float" office:value="1.28366492146597" calcext:value-type="float">
            <text:p>1.28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VERAGE</text:p>
          </table:table-cell>
          <table:table-cell table:formula="of:=AVERAGE([.J5:.J14])" office:value-type="float" office:value="1.01408240508757" calcext:value-type="float">
            <text:p>1.01</text:p>
          </table:table-cell>
          <table:table-cell office:value-type="string" calcext:value-type="string">
            <text:p>*N</text:p>
          </table:table-cell>
        </table:table-row>
      </table:table>
      <table:table table:name="Sheet17" table:style-name="ta1">
        <table:shapes>
          <draw:frame draw:z-index="0" draw:style-name="gr2" draw:text-style-name="P1" svg:width="7.2248in" svg:height="4.2476in" svg:x="0.2043in" svg:y="2.9681in">
            <draw:object draw:notify-on-update-of-ranges="Sheet17.A2:Sheet17.A2 Sheet17.A3:Sheet17.A16 Sheet17.B2:Sheet17.B2 Sheet17.B3:Sheet17.B16 Sheet17.A2:Sheet17.A2 Sheet17.A3:Sheet17.A16 Sheet17.C2:Sheet17.C2 Sheet17.C3:Sheet17.C16 Sheet17.A2:Sheet17.A2 Sheet17.A3:Sheet17.A16 Sheet17.D2:Sheet17.D2 Sheet17.D3:Sheet17.D16 Sheet17.A2:Sheet17.A2 Sheet17.A3:Sheet17.A16 Sheet17.E2:Sheet17.E2 Sheet17.E3:Sheet17.E16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0</text:p>
          </table:table-cell>
          <table:table-cell office:value-type="float" office:value="0.174" calcext:value-type="float">
            <text:p>0.174</text:p>
          </table:table-cell>
          <table:table-cell office:value-type="float" office:value="0.134" calcext:value-type="float">
            <text:p>0.134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2" calcext:value-type="float">
            <text:p>0.222</text:p>
          </table:table-cell>
          <table:table-cell office:value-type="float" office:value="0.429" calcext:value-type="float">
            <text:p>0.429</text:p>
          </table:table-cell>
          <table:table-cell office:value-type="float" office:value="0.303" calcext:value-type="float">
            <text:p>0.303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1" calcext:value-type="float">
            <text:p>0.38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12" calcext:value-type="float">
            <text:p>0.912</text:p>
          </table:table-cell>
          <table:table-cell office:value-type="float" office:value="1.667" calcext:value-type="float">
            <text:p>1.667</text:p>
          </table:table-cell>
          <table:table-cell office:value-type="float" office:value="1.317" calcext:value-type="float">
            <text:p>1.317</text:p>
          </table:table-cell>
          <table:table-cell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26" calcext:value-type="float">
            <text:p>2.326</text:p>
          </table:table-cell>
          <table:table-cell office:value-type="float" office:value="4.119" calcext:value-type="float">
            <text:p>4.119</text:p>
          </table:table-cell>
          <table:table-cell office:value-type="float" office:value="2.908" calcext:value-type="float">
            <text:p>2.908</text:p>
          </table:table-cell>
          <table:table-cell office:value-type="float" office:value="1.763" calcext:value-type="float">
            <text:p>1.7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22" calcext:value-type="float">
            <text:p>5.220</text:p>
          </table:table-cell>
          <table:table-cell office:value-type="float" office:value="8.131" calcext:value-type="float">
            <text:p>8.131</text:p>
          </table:table-cell>
          <table:table-cell office:value-type="float" office:value="4.191" calcext:value-type="float">
            <text:p>4.191</text:p>
          </table:table-cell>
          <table:table-cell office:value-type="float" office:value="2.964" calcext:value-type="float">
            <text:p>2.96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28" calcext:value-type="float">
            <text:p>11.280</text:p>
          </table:table-cell>
          <table:table-cell office:value-type="float" office:value="15.634" calcext:value-type="float">
            <text:p>15.634</text:p>
          </table:table-cell>
          <table:table-cell office:value-type="float" office:value="6.412" calcext:value-type="float">
            <text:p>6.412</text:p>
          </table:table-cell>
          <table:table-cell office:value-type="float" office:value="5.464" calcext:value-type="float">
            <text:p>5.464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6.328" calcext:value-type="float">
            <text:p>36.328</text:p>
          </table:table-cell>
          <table:table-cell office:value-type="float" office:value="37.029" calcext:value-type="float">
            <text:p>37.029</text:p>
          </table:table-cell>
          <table:table-cell office:value-type="float" office:value="13.238" calcext:value-type="float">
            <text:p>13.238</text:p>
          </table:table-cell>
          <table:table-cell office:value-type="float" office:value="12.306" calcext:value-type="float">
            <text:p>12.30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.056" calcext:value-type="float">
            <text:p>99.056</text:p>
          </table:table-cell>
          <table:table-cell office:value-type="float" office:value="185.757" calcext:value-type="float">
            <text:p>185.757</text:p>
          </table:table-cell>
          <table:table-cell office:value-type="float" office:value="23.105" calcext:value-type="float">
            <text:p>23.105</text:p>
          </table:table-cell>
          <table:table-cell office:value-type="float" office:value="21.666" calcext:value-type="float">
            <text:p>21.66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2.304" calcext:value-type="float">
            <text:p>292.304</text:p>
          </table:table-cell>
          <table:table-cell office:value-type="float" office:value="359.432" calcext:value-type="float">
            <text:p>359.432</text:p>
          </table:table-cell>
          <table:table-cell office:value-type="float" office:value="42.096" calcext:value-type="float">
            <text:p>42.096</text:p>
          </table:table-cell>
          <table:table-cell office:value-type="float" office:value="45.646" calcext:value-type="float">
            <text:p>45.64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91.496" calcext:value-type="float">
            <text:p>1491.496</text:p>
          </table:table-cell>
          <table:table-cell office:value-type="float" office:value="1039.053" calcext:value-type="float">
            <text:p>1039.053</text:p>
          </table:table-cell>
          <table:table-cell office:value-type="float" office:value="116.534" calcext:value-type="float">
            <text:p>116.534</text:p>
          </table:table-cell>
          <table:table-cell office:value-type="float" office:value="118.031" calcext:value-type="float">
            <text:p>118.0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4P0"/>
    </number:currency-style>
    <number:number-style style:name="N135">
      <number:number number:decimal-places="1" number:min-integer-digits="0"/>
    </number:number-style>
    <number:number-style style:name="N136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6:59:10.941161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9-04T20:04:26.080489774</dc:date>
    <meta:editing-duration>PT3H24M25S</meta:editing-duration>
    <meta:editing-cycles>23</meta:editing-cycles>
    <meta:generator>LibreOffice/4.3.3.2$Linux_X86_64 LibreOffice_project/430m0$Build-2</meta:generator>
    <meta:document-statistic meta:table-count="17" meta:cell-count="898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302cm" svg:height="8.64cm">
          <chartooo:coordinate-region svg:x="0.941cm" svg:y="0.379cm" svg:width="12.3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3cm" svg:width="7.88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2-09_RANDOM'.C4:'02-09_RANDOM'.D13 '02-09_RANDOM'.D3:'02-09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-09_RANDOM'.D4:'02-09_RANDOM'.D13" chart:label-cell-address="'02-09_RANDOM'.D3:'02-09_RANDOM'.D3" chart:class="chart:scatter">
            <chart:domain table:cell-range-address="'02-09_RANDOM'.C4:'02-09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2-09_RANDOM'.D3:'02-09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2-09_RANDOM'.C4:'02-09_RANDOM'.C13</svg:desc>
                </draw:g>
              </table:table-cell>
              <table:table-cell office:value-type="float" office:value="0.021">
                <text:p>0.021</text:p>
                <draw:g>
                  <svg:desc>'02-09_RANDOM'.D4:'02-09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46">
                <text:p>11.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Sheet17.A2:Sheet17.E16" chart:data-source-has-labels="row" svg:x="0.367cm" svg:y="1.323cm" svg:width="14.075cm" svg:height="9.252cm">
          <chartooo:coordinate-region svg:x="1.359cm" svg:y="1.496cm" svg:width="12.61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7.B3:Sheet17.B16" chart:label-cell-address="Sheet17.B2:Sheet17.B2" chart:class="chart:scatter">
            <chart:domain table:cell-range-address="Sheet17.A3:Sheet17.A16"/>
            <chart:data-point chart:repeated="14"/>
          </chart:series>
          <chart:series chart:style-name="ch9" chart:values-cell-range-address="Sheet17.C3:Sheet17.C16" chart:label-cell-address="Sheet17.C2:Sheet17.C2" chart:class="chart:scatter">
            <chart:data-point chart:repeated="14"/>
          </chart:series>
          <chart:series chart:style-name="ch10" chart:values-cell-range-address="Sheet17.D3:Sheet17.D16" chart:label-cell-address="Sheet17.D2:Sheet17.D2" chart:class="chart:scatter">
            <chart:data-point chart:repeated="14"/>
          </chart:series>
          <chart:series chart:style-name="ch11" chart:values-cell-range-address="Sheet17.E3:Sheet17.E16" chart:label-cell-address="Sheet17.E2:Sheet17.E2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7.B2:Sheet17.B2</svg:desc>
                </draw:g>
              </table:table-cell>
              <table:table-cell office:value-type="string">
                <text:p>Circle</text:p>
                <draw:g>
                  <svg:desc>Sheet17.C2:Sheet17.C2</svg:desc>
                </draw:g>
              </table:table-cell>
              <table:table-cell office:value-type="string">
                <text:p>Line_in_line</text:p>
                <draw:g>
                  <svg:desc>Sheet17.D2:Sheet17.D2</svg:desc>
                </draw:g>
              </table:table-cell>
              <table:table-cell office:value-type="string">
                <text:p>In_triangle</text:p>
                <draw:g>
                  <svg:desc>Sheet17.E2:Sheet17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7.A3:Sheet17.A16</svg:desc>
                </draw:g>
              </table:table-cell>
              <table:table-cell office:value-type="float" office:value="0.021">
                <text:p>0.021</text:p>
                <draw:g>
                  <svg:desc>Sheet17.B3:Sheet17.B16</svg:desc>
                </draw:g>
              </table:table-cell>
              <table:table-cell office:value-type="float" office:value="0.021">
                <text:p>0.021</text:p>
                <draw:g>
                  <svg:desc>Sheet17.C3:Sheet17.C16</svg:desc>
                </draw:g>
              </table:table-cell>
              <table:table-cell office:value-type="float" office:value="0.025">
                <text:p>0.025</text:p>
                <draw:g>
                  <svg:desc>Sheet17.D3:Sheet17.D16</svg:desc>
                </draw:g>
              </table:table-cell>
              <table:table-cell office:value-type="float" office:value="0.014">
                <text:p>0.014</text:p>
                <draw:g>
                  <svg:desc>Sheet17.E3:Sheet17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7">
                <text:p>0.037</text:p>
              </table:table-cell>
              <table:table-cell office:value-type="float" office:value="0.039">
                <text:p>0.039</text:p>
              </table:table-cell>
              <table:table-cell office:value-type="float" office:value="0.044">
                <text:p>0.0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5">
                <text:p>0.055</text:p>
              </table:table-cell>
              <table:table-cell office:value-type="float" office:value="0.089">
                <text:p>0.089</text:p>
              </table:table-cell>
              <table:table-cell office:value-type="float" office:value="0.077">
                <text:p>0.07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0.174">
                <text:p>0.174</text:p>
              </table:table-cell>
              <table:table-cell office:value-type="float" office:value="0.134">
                <text:p>0.13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2">
                <text:p>0.222</text:p>
              </table:table-cell>
              <table:table-cell office:value-type="float" office:value="0.429">
                <text:p>0.429</text:p>
              </table:table-cell>
              <table:table-cell office:value-type="float" office:value="0.303">
                <text:p>0.303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81">
                <text:p>0.381</text:p>
              </table:table-cell>
              <table:table-cell office:value-type="float" office:value="0.745">
                <text:p>0.745</text:p>
              </table:table-cell>
              <table:table-cell office:value-type="float" office:value="0.642">
                <text:p>0.642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12">
                <text:p>0.912</text:p>
              </table:table-cell>
              <table:table-cell office:value-type="float" office:value="1.667">
                <text:p>1.667</text:p>
              </table:table-cell>
              <table:table-cell office:value-type="float" office:value="1.317">
                <text:p>1.317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326">
                <text:p>2.326</text:p>
              </table:table-cell>
              <table:table-cell office:value-type="float" office:value="4.119">
                <text:p>4.119</text:p>
              </table:table-cell>
              <table:table-cell office:value-type="float" office:value="2.908">
                <text:p>2.908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22">
                <text:p>5.22</text:p>
              </table:table-cell>
              <table:table-cell office:value-type="float" office:value="8.131">
                <text:p>8.131</text:p>
              </table:table-cell>
              <table:table-cell office:value-type="float" office:value="4.191">
                <text:p>4.191</text:p>
              </table:table-cell>
              <table:table-cell office:value-type="float" office:value="2.964">
                <text:p>2.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28">
                <text:p>11.28</text:p>
              </table:table-cell>
              <table:table-cell office:value-type="float" office:value="15.634">
                <text:p>15.634</text:p>
              </table:table-cell>
              <table:table-cell office:value-type="float" office:value="6.412">
                <text:p>6.412</text:p>
              </table:table-cell>
              <table:table-cell office:value-type="float" office:value="5.464">
                <text:p>5.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36.328">
                <text:p>36.328</text:p>
              </table:table-cell>
              <table:table-cell office:value-type="float" office:value="37.029">
                <text:p>37.029</text:p>
              </table:table-cell>
              <table:table-cell office:value-type="float" office:value="13.238">
                <text:p>13.238</text:p>
              </table:table-cell>
              <table:table-cell office:value-type="float" office:value="12.306">
                <text:p>12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99.056">
                <text:p>99.056</text:p>
              </table:table-cell>
              <table:table-cell office:value-type="float" office:value="185.757">
                <text:p>185.757</text:p>
              </table:table-cell>
              <table:table-cell office:value-type="float" office:value="23.105">
                <text:p>23.105</text:p>
              </table:table-cell>
              <table:table-cell office:value-type="float" office:value="21.666">
                <text:p>21.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292.304">
                <text:p>292.304</text:p>
              </table:table-cell>
              <table:table-cell office:value-type="float" office:value="359.432">
                <text:p>359.432</text:p>
              </table:table-cell>
              <table:table-cell office:value-type="float" office:value="42.096">
                <text:p>42.096</text:p>
              </table:table-cell>
              <table:table-cell office:value-type="float" office:value="45.646">
                <text:p>45.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1491.496">
                <text:p>1491.496</text:p>
              </table:table-cell>
              <table:table-cell office:value-type="float" office:value="1039.053">
                <text:p>1039.053</text:p>
              </table:table-cell>
              <table:table-cell office:value-type="float" office:value="116.534">
                <text:p>116.534</text:p>
              </table:table-cell>
              <table:table-cell office:value-type="float" office:value="118.031">
                <text:p>118.03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302cm" svg:height="8.64cm">
          <chartooo:coordinate-region svg:x="1.127cm" svg:y="0.379cm" svg:width="12.1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